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16a504" officeooo:paragraph-rsid="0016a504" style:font-weight-asian="normal" style:font-weight-complex="normal"/>
    </style:style>
    <style:style style:name="P2" style:family="paragraph" style:parent-style-name="Standard">
      <style:text-properties fo:font-size="18pt" officeooo:rsid="0016a504" officeooo:paragraph-rsid="0016a504" style:font-size-asian="18pt" style:font-size-complex="18pt"/>
    </style:style>
    <style:style style:name="P3" style:family="paragraph" style:parent-style-name="Standard">
      <style:text-properties fo:font-weight="normal" officeooo:rsid="0016a504" officeooo:paragraph-rsid="0016a504" style:font-weight-asian="normal" style:font-weight-complex="normal"/>
    </style:style>
    <style:style style:name="P4" style:family="paragraph" style:parent-style-name="Standard">
      <style:text-properties fo:font-size="20pt" officeooo:rsid="0016a504" officeooo:paragraph-rsid="0016a504" style:font-size-asian="20pt" style:font-size-complex="20pt"/>
    </style:style>
    <style:style style:name="P5" style:family="paragraph" style:parent-style-name="Standard">
      <style:text-properties fo:font-size="15pt" fo:font-weight="bold" officeooo:rsid="0016a504" officeooo:paragraph-rsid="0016a504" style:font-size-asian="15pt" style:font-weight-asian="bold" style:font-size-complex="15pt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L Notes</text:p>
      <text:p text:style-name="P2"/>
      <text:p text:style-name="P5">Lexalytics</text:p>
      <text:p text:style-name="P3">For Supervised Learning</text:p>
      <text:p text:style-name="P3">Tokenization</text:p>
      <text:p text:style-name="P3"><text:tab/>Use white space to define word</text:p>
      <text:p text:style-name="P3">Pats of Speech Tagging</text:p>
      <text:p text:style-name="P3"><text:tab/>Recognize Named Entities, extract themes and process sentiment</text:p>
      <text:p text:style-name="P3">Named Entity Recognition</text:p>
      <text:p text:style-name="P3"><text:tab/>Main use of POS</text:p>
      <text:p text:style-name="P3">Sentiment</text:p>
      <text:p text:style-name="P3"><text:tab/></text:p>
      <text:p text:style-name="P3">Classification</text:p>
      <text:p text:style-name="P3"/>
      <text:p text:style-name="P3">For Unsupervised Learning</text:p>
      <text:p text:style-name="P3">Concept Matrix </text:p>
      <text:p text:style-name="P3"><text:tab/>whats closed to or not</text:p>
      <text:p text:style-name="P3">Syntax Matrix</text:p>
      <text:p text:style-name="P3"><text:tab/>the most likely parsing of a sentence</text:p>
      <text:p text:style-name="P3">In a sentence </text:p>
      <text:p text:style-name="P3"><text:tab/>–</text:p>
      <text:p text:style-name="P3"/>
      <text:p text:style-name="P3"/>
      <text:p text:style-name="P3">Hybrid model</text:p>
      <text:p text:style-name="P3">Every ML method is aligned with patterns and rules of the language. </text:p>
      <text:p text:style-name="P3"/>
      <text:h text:style-name="P1" text:outline-level="3">Low-Level:</text:h>
      <text:list xml:id="list5852606713671218029" text:style-name="L1">
        <text:list-item>
          <text:p text:style-name="P9"><text:span text:style-name="Strong_20_Emphasis">Tokenization</text:span>: ML + Rules </text:p>
        </text:list-item>
        <text:list-item>
          <text:p text:style-name="P9"><text:span text:style-name="Strong_20_Emphasis">PoS Tagging</text:span>: Machine Learning </text:p>
        </text:list-item>
        <text:list-item>
          <text:p text:style-name="P9"><text:span text:style-name="Strong_20_Emphasis">Chunking</text:span>: Rules </text:p>
        </text:list-item>
        <text:list-item>
          <text:p text:style-name="P9"><text:span text:style-name="Strong_20_Emphasis">Sentence Boundaries</text:span>: ML + Rules </text:p>
        </text:list-item>
        <text:list-item>
          <text:p text:style-name="P6"><text:span text:style-name="Strong_20_Emphasis">Syntax Analysis</text:span>: ML + Rules </text:p>
        </text:list-item>
      </text:list>
      <text:h text:style-name="Heading_20_3" text:outline-level="3">Mid-Level:</text:h>
      <text:list xml:id="list3065112337926331347" text:style-name="L2">
        <text:list-item>
          <text:p text:style-name="P10"><text:span text:style-name="Strong_20_Emphasis">Entities</text:span>: ML + Rules to determine “Who, What, Where” </text:p>
        </text:list-item>
        <text:list-item>
          <text:p text:style-name="P10"><text:span text:style-name="Strong_20_Emphasis">Themes</text:span>: Rules “What’s the buzz?” </text:p>
        </text:list-item>
        <text:list-item>
          <text:p text:style-name="P10"><text:span text:style-name="Strong_20_Emphasis">Topics</text:span>: ML + Rules “About this?” </text:p>
        </text:list-item>
        <text:list-item>
          <text:p text:style-name="P10"><text:span text:style-name="Strong_20_Emphasis">Summaries</text:span>: Rules “Make it short” </text:p>
        </text:list-item>
        <text:list-item>
          <text:p text:style-name="P10"><text:span text:style-name="Strong_20_Emphasis">Intentions</text:span>: ML + Rules “What are you going to do?” </text:p>
          <text:list>
            <text:list-item>
              <text:p text:style-name="P10">Intentions uses the syntax matrix to extract the intender, intendee, and intent </text:p>
            </text:list-item>
            <text:list-item>
              <text:p text:style-name="P10">We use ML to train models for the different types of intent </text:p>
            </text:list-item>
            <text:list-item>
              <text:p text:style-name="P10">We use rules to whitelist or blacklist certain words </text:p>
            </text:list-item>
            <text:list-item>
              <text:p text:style-name="P7">Multilayered approach to get you the best accuracy </text:p>
            </text:list-item>
          </text:list>
        </text:list-item>
      </text:list>
      <text:h text:style-name="Heading_20_3" text:outline-level="3"><text:soft-page-break/>High-Level:</text:h>
      <text:list xml:id="list403489537348896293" text:style-name="L3">
        <text:list-item>
          <text:p text:style-name="P8"><text:span text:style-name="Strong_20_Emphasis">Apply Sentiment</text:span>: ML + Rules “How do you feel about tha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7:51.894136743</meta:creation-date>
    <dc:date>2018-10-11T17:54:07.902629981</dc:date>
    <meta:editing-duration>PT2H16M9S</meta:editing-duration>
    <meta:editing-cycles>1</meta:editing-cycles>
    <meta:document-statistic meta:table-count="0" meta:image-count="0" meta:object-count="0" meta:page-count="2" meta:paragraph-count="39" meta:word-count="195" meta:character-count="1123" meta:non-whitespace-character-count="956"/>
    <meta:generator>LibreOffice/5.1.6.2$Linux_X86_64 LibreOffice_project/10m0$Build-2</meta:generator>
  </office:meta>
</office:document-meta>
</file>